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enlo" svg:font-family="Menlo"/>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Po Batteries</text:h>
      <text:p text:style-name="Standard">Batteries are two cell (nominally 7.4V) Lithium Polymer batteries. They provide quite a strong current so they are very dangerous if shorted. Short would generate high heat and can even cause battery to explode. </text:p>
      <text:p text:style-name="Standard"/>
      <text:h text:style-name="Heading_20_2" text:outline-level="2">Charging</text:h>
      <text:p text:style-name="Standard">Batteries are charged using ‘LiPo Balanced’ option on the charger. Voltage is 7.4V (two cells) and current need to be set between 1A and 2A. These batteries we have shouldn’t be charged with much stronger current than 2A. Batteries are 2100mAh and ‘C’ rating is calculated by dividing that number by 1000 (2.1A in our case). Normally batteries are charged at around 1 C and batteries we have by manufacturer’s description can provide up to 25C which when multiplied with 2.1A give us up to ~50A of continual current. Fortunately our rovers do not ‘consume’ more than 1A up to 2 or 3A at peaks and that allows batteries to last much longer between charges.</text:p>
      <text:p text:style-name="Standard"/>
      <text:p text:style-name="Standard">Charging batteries means making each LiPo battery cell charged up to 4.2V (8.4V together) and balanced means that they are charged in such way that each cell separately is ensured <text:span text:style-name="T1">not </text:span><text:span text:style-name="T2">to go over that voltage. That is achieved by connecting battery not only using orange ‘beefier’ connector, but smaller white to the charger as well. Balanced charging won’t start if battery is connected wrong way round (as that would be horrible fire risk) and balance lead connected to the side of charger as well. Make sure that you connect balanced lead first (just in case) and only then connect main connector – just in case, by accident, you force balancing lean wrong way in. This shouldn’t happen (nobody should be able to do it), but just as a precaution.</text:span></text:p>
      <text:p text:style-name="Standard"><text:span text:style-name="T2"/></text:p>
      <text:p text:style-name="Standard"><text:span text:style-name="T2">Normal charging cycle should last between 20 minutes up to an hour (if battery is depleted and/or cells are badly out of balance). It is not a problem if it finishes sooner. <text:s/>During charge you can press inc/dec buttons and see each cell’s voltage. For battery’s health, LiPo chemistry batteries should not be discharged more than 80% and as a good practice we don’t really go below 60%. Percentage is calculated upon finished charge where mAh displayed is divided by battery’s nominal capacity (in our case 2100mAh), so, in our case we shouldn’t be, really, returning more than 1200-1400mAh back to the battery. In case battery ‘accepted’ around 1800mAh it is still acceptable and battery shouldn’t have been harmed a lot, but everything over that is directly shortening battery’s life. Another rule of thumb if that individual cell’s voltage shouldn’t really go below 3.8V. Literature is talking about 3.3V and 3.0V but if battery is stressed that much it usually mean that it is already harmed.</text:span></text:p>
      <text:p text:style-name="Standard"><text:span text:style-name="T2"/></text:p>
      <text:p text:style-name="Standard"><text:span text:style-name="T2">Charger is operated using inc/dec buttons, start button and for starting charging pressing start (which is at the same time ‘enter’) button slightly longer until battery emits sound then one more time to initiate charging. Pressing stop (button on the opposite side of ‘start’ stops charging but it is only needed to be pressed in case you want to abandon charging. Normally when battery is fully charged charger will emit sound and display message on the screen. </text:span><text:span text:style-name="T1">Don’t leave battery connected to charger after it has been charged</text:span><text:span text:style-name="T2">. Even worse when when charger is switched off. Batteries can be discharged by some leaking current and over-discharging this battery will definitively ruin it! Same goes for the rover: </text:span><text:span text:style-name="T1">Never leave battery connected to the rover as it will definitively lead to over-discharge and will spoil the battery completely</text:span><text:span text:style-name="T2">.</text:span></text:p>
      <text:p text:style-name="Standard"><text:span text:style-name="T2"/></text:p>
      <text:p text:style-name="Standard"><text:span text:style-name="T2">LiPo batteries have very good charge retention and can be left without being charged for long periods of time (years?!). Downside is that those batteries do not ‘like’ being left fully charged for long periods of time (that can harm them as well) so – cell voltage between 3.8V and 4V is ideal for storage.</text:span></text:p>
      <text:p text:style-name="Standard"><text:soft-page-break/><text:span text:style-name="T2"/></text:p>
      <text:p text:style-name="Standard"><text:span text:style-name="T2">Empirically we’ve came to conclusion that our rover, no matter what is being done and how hard it has been made to wizz around, can operate safely with one LiPo battery for at least 1 hour. Probably two. Over two hours it would lead to slight over discharge. </text:span></text:p>
      <text:p text:style-name="Standard"><text:span text:style-name="T2"/></text:p>
      <text:h text:style-name="Heading_20_1" text:outline-level="1"><text:span text:style-name="T2">WiFi</text:span></text:h>
      <text:p text:style-name="Standard"><text:span text:style-name="T2">Our rover talks to rest of the world using WiFi only. It is set to work with network named (with SSID) ‘Pi3-AP’ with password ‘OurGCCWiFi’. If you can to set up your WiFi Access Point to have same SSID and password rover should connect to it immediately. Also, our WiFi network is set on </text:span></text:p>
      <text:p text:style-name="Standard"><text:span text:style-name="T2">network 172.24.1.0, with netmask 255.255.255.0. For software to work immediately rovers should be set to be on following addresses:</text:span></text:p>
      <text:p text:style-name="Standard"><text:span text:style-name="T2">Rover2 – 172.24.1.184 - b8:27:eb:b3:61:4e </text:span></text:p>
      <text:p text:style-name="Standard"><text:span text:style-name="T2">Rover3 – 172.24.1.185 - b8:27:eb:26:63:74</text:span></text:p>
      <text:p text:style-name="Standard"><text:span text:style-name="T2">Rover4 – 172.24.1.186 – b8:27:eb:72:ba:b9</text:span></text:p>
      <text:p text:style-name="Standard"><text:span text:style-name="T2"/></text:p>
      <text:p text:style-name="Standard"><text:span text:style-name="T2">All will be fixed as soon as I finish rover discovery mechanism (which already works but client software does not use at the moment). To temporarily fix where the rover is (which IP address it is on) you can always change file client/pyros/gcc.py (</text:span><text:a xlink:type="simple" xlink:href="https://github.com/GamesCreatorsClub/GCC-Rover/blob/master/client/pyros/gcc.py"><text:span text:style-name="T2">https://github.com/GamesCreatorsClub/GCC-Rover/blob/master/client/pyros/gcc.py</text:span></text:a><text:span text:style-name="T2">).</text:span></text:p>
      <text:p text:style-name="Standard"><text:span text:style-name="T2"/></text:p>
      <text:h text:style-name="Heading_20_2" text:outline-level="2"><text:span text:style-name="T2">Alternative network setup</text:span></text:h>
      <text:p text:style-name="Standard"><text:span text:style-name="T2">If setting up new access point is not desirable option (hard, not working, etc) rover can be set up to work on any WiFi network. All that is needed is editing file /etc/network/interfaces. It already has setup for our Pi3-AP and it is easy for it to be replicated for another network. See here: </text:span><text:a xlink:type="simple" xlink:href="https://www.raspberrypi.org/documentation/configuration/wireless/wireless-cli.md"><text:span text:style-name="T2">https://www.raspberrypi.org/documentation/configuration/wireless/wireless-cli.md</text:span></text:a></text:p>
      <text:p text:style-name="Standard"><text:span text:style-name="T2"/></text:p>
      <text:p text:style-name="Standard"><text:span text:style-name="T2">In that case you need to find out what is Rovers’s IP and amend gcc.py accordingly. </text:span></text:p>
      <text:p text:style-name="Standard"><text:span text:style-name="T2"/></text:p>
      <text:h text:style-name="Heading_20_1" text:outline-level="1"><text:span text:style-name="T2">Accessing Rover using SSH</text:span></text:h>
      <text:p text:style-name="Standard"><text:span text:style-name="T2">I don’t know the password. User is pi and password is ‘’... I’ll find it out and email it to you...</text:span></text:p>
      <text:p text:style-name="Standard"><text:span text:style-name="T2"/></text:p>
      <text:h text:style-name="Heading_20_1" text:outline-level="1"><text:span text:style-name="T2">Controlling Rover</text:span></text:h>
      <text:p text:style-name="Standard"><text:span text:style-name="T2">From Android:</text:span><text:a xlink:type="simple" xlink:href="https://play.google.com/store/apps/details?id=org.ah.gcc.rover&amp;hl=en_GB"><text:span text:style-name="T2">https://play.google.com/store/apps/details?id=org.ah.gcc.rover&amp;hl=en_GB</text:span></text:a><text:span text:style-name="T2"> – it works only with rovers on 172...184-186 addresses.</text:span></text:p>
      <text:p text:style-name="Standard"><text:span text:style-name="T2">From Python: use client/driver-controller.py (https://github.com/GamesCreatorsClub/GCC-Rover/blob/master/client/drive-controller.py) and ‘asdw’, ‘q’ and ‘e’, ‘x’, ‘c’, ‘v’ and ‘SPACE’, ‘UP’ and ‘DOWN’ and ‘[‘ and ‘]’ keys. See the source for more details! :)</text:span></text:p>
      <text:p text:style-name="Standard"><text:span text:style-name="T2"/></text:p>
      <text:h text:style-name="Heading_20_2" text:outline-level="2"><text:span text:style-name="T2">Other programs</text:span></text:h>
      <text:p text:style-name="Standard"><text:span text:style-name="T2">Other ‘client’ programs are in client directory. Normally programs are called ‘*-controller.py’ while fiels with ‘*-agent.py’ are not to be directly invoked on the laptop. They are sent by controllers to the rover to be executed when ‘controller’ is in action.</text:span></text:p>
      <text:p text:style-name="Standard"><text:span text:style-name="T2"/></text:p>
      <text:h text:style-name="Heading_20_2" text:outline-level="2"><text:soft-page-break/><text:span text:style-name="T2">Shutting Down</text:span></text:h>
      <text:p text:style-name="Text_20_body"><text:span text:style-name="T2">On the back of the rover there’s a switch. When it is on ‘shutdown’ position (red tape indicate it – if tape is still there) and the rover is switched on it will start flashing LEDs on the underside of the rover. Just by moving switch to opposite position will stop it. It is just an indication that switch was left in the ‘wrong’ position. Next, when you want to shut down the RPi, all that is needed is switch to be moved to ‘shutdown’ position, rover will flash same LEDs for 10s. If switch is moved to other side during that period, shutdown sequence will be stopped. If not, LEDs should turn off eventually (probably!) and LEDs on RPi itself will flash a bit longer and in recognisable/typical way before shutdown. All of it usually doesn’t last longer than another 10-ish seconds or so. After that it is safe for battery to be remov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enlo" svg:font-family="Menlo"/>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7-09-04T18:24:42</meta:creation-date>
    <dc:date>2017-09-04T19:22:52</dc:date>
    <meta:editing-duration>PT00H58M10S</meta:editing-duration>
    <meta:editing-cycles>7</meta:editing-cycles>
    <meta:generator>NeoOffice/3.2015.12_Classic_Edition$Unix OpenOffice.org_project/Patch 0</meta:generator>
    <meta:document-statistic meta:table-count="0" meta:image-count="0" meta:object-count="0" meta:page-count="3" meta:paragraph-count="28" meta:word-count="1192" meta:character-count="7069"/>
  </office:meta>
</office:document-meta>
</file>